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top="0in" fo:margin-bottom="0.0402in" style:writing-mode="lr-tb"/>
    </style:style>
    <style:style style:name="P2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style:font-name="verdana" fo:font-size="10pt" fo:font-style="italic" style:font-name-asian="verdana" style:font-style-asian="italic" style:font-name-complex="verdana" style:font-style-complex="italic"/>
    </style:style>
    <style:style style:name="T6" style:family="text">
      <style:text-properties fo:color="#000000" style:font-name="Times New Roman" fo:font-size="10pt" fo:font-style="italic" style:font-name-asian="verdana" style:font-style-asian="italic" style:font-name-complex="verdana" style:font-style-complex="italic"/>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rashon: The Musical</text:p>
      <text:p text:style-name="P20"/>
      <text:p text:style-name="P9">Scene: piano bar; spotlight on piano player -- typical bar lounge guy, rings on fingers</text:p>
      <text:p text:style-name="P9">Plays intro to Starlite with much fanfare. <text:s/>Lights come up dimly, revealing three people at the bar.</text:p>
      <text:p text:style-name="P9"/>
      <text:p text:style-name="P9">_<text:span text:style-name="T7">Pianoplayer: Welcome to the Starlite lounge. <text:s/>Today we have a cougar past her prime, a lifelong alcoholic, and a young man deep in contemplation of his place in the Universe. <text:s/>A perfect setting for the magic of music!</text:span></text:p>
      <text:p text:style-name="P9"><text:span text:style-name="T7"/></text:p>
      <text:p text:style-name="P9">All lights fade as a spot comes up on Thisone at the bar, twirling a stick in his drink. <text:s/>Intro leads into the song.</text:p>
      <text:p text:style-name="P9"><text:span text:style-name="T1"/></text:p>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oft-page-break/><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Scene: same piano bar</text:p>
      <text:p text:style-name="P8"><text:span text:style-name="T1">lots of ads and promos for something called "Starlite</text:span><text:span text:style-name="T3">tm</text:span><text:span text:style-name="T1">"</text:span> -- all coasters etc.  Ubik type ad copy</text:p>
      <text:p text:style-name="P8"><text:span text:style-name="T1">piano guy singing "Starlite</text:span><text:span text:style-name="T3">tm</text:span><text:span text:style-name="T1">" -- fades <text:s/>to background as dialog begins</text:span></text:p>
      <text:p text:style-name="P9"/>
      <text:p text:style-name="P27">It was a starry night</text:p>
      <text:p text:style-name="P27">In mid July</text:p>
      <text:p text:style-name="P27">We were a lonely girl</text:p>
      <text:p text:style-name="P27">A lonely guy</text:p>
      <text:p text:style-name="P27"><text:soft-page-break/>A lonely star was passing by</text:p>
      <text:p text:style-name="P26"><text:span text:style-name="T1">Starlite</text:span><text:span text:style-name="T3">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3">tm</text:span><text:span text:style-name="T1"> was OK</text:span></text:p>
      <text:p text:style-name="P27"/>
      <text:p text:style-name="P27">Something is strange</text:p>
      <text:p text:style-name="P27">Something has changed</text:p>
      <text:p text:style-name="P26"><text:span text:style-name="T1">Starlite</text:span><text:span text:style-name="T3">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3">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3">tm</text:span><text:span text:style-name="T1"> we once new</text:span></text:p>
      <text:p text:style-name="P27"/>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3">tm</text:span><text:span text:style-name="T1"> was touching you &amp; I</text:span></text:p>
      <text:p text:style-name="P27"/>
      <text:p text:style-name="P27">Something is strange</text:p>
      <text:p text:style-name="P27">Something has changed</text:p>
      <text:p text:style-name="P26"><text:span text:style-name="T1">Starlite</text:span><text:span text:style-name="T3">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text:soft-page-break/>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oft-page-break/><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text:soft-page-break/>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Everything you s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text:soft-page-break/>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Let it all go fr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What's inside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text:soft-page-break/>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text:soft-page-break/>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4">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text:soft-page-break/>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text:soft-page-break/>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text:soft-page-break/>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text:soft-page-break/>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text:soft-page-break/>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text:soft-page-break/>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text:soft-page-break/>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text:soft-page-break/>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text:soft-page-break/>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text:soft-page-break/>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text:soft-page-break/>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text:soft-page-break/>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text:soft-page-break/>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text:soft-page-break/>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oft-page-break/><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text:soft-page-break/>(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text:soft-page-break/>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5">    </text:span><text:span text:style-name="T6">(Like, “Am I Real?”)</text:span></text:p>
      <text:p text:style-name="P23">Devious schemes</text:p>
      <text:p text:style-name="P23">Dressed up like innocent dreams</text:p>
      <text:p text:style-name="P22"><text:span text:style-name="T5">    </text:span><text:span text:style-name="T6">(Like, “Am I Real?)</text:span></text:p>
      <text:p text:style-name="P23">Be what you are</text:p>
      <text:p text:style-name="P23">Play that guitar</text:p>
      <text:p text:style-name="P23">Singing songs</text:p>
      <text:p text:style-name="P23">Smoking longs</text:p>
      <text:p text:style-name="P23"/>
      <text:p text:style-name="P23"><text:soft-page-break/>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ext:soft-page-break/>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text:soft-page-break/>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text:soft-page-break/></text:p>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text:soft-page-break/>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text:soft-page-break/>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text:soft-page-break/>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text:soft-page-break/>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text:soft-page-break/>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text:soft-page-break/>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text:soft-page-break/></text:p>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4">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oft-page-break/><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text:soft-page-break/>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text:soft-page-break/>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oft-page-break/><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text:soft-page-break/>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oft-page-break/><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text:soft-page-break/>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text:soft-page-break/></text:p>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26</meta:editing-cycles>
    <dc:date>2012-05-21T13:37:34</dc:date>
    <meta:editing-duration>PT1H36M5S</meta:editing-duration>
    <meta:document-statistic meta:table-count="0" meta:image-count="0" meta:object-count="0" meta:page-count="47" meta:paragraph-count="1757" meta:word-count="19230" meta:character-count="107480"/>
  </office:meta>
</office:document-meta>
</file>